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r9" style:family="presentation" style:parent-style-name="Domyślnie-subtitle" style:list-style-name="L1">
      <style:graphic-properties draw:fill-color="#ffffff" draw:auto-grow-height="true" fo:min-height="9.134cm"/>
    </style:style>
    <style:style style:name="pr10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222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Zrób rachunek swój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4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1.</text:span><text:span text:style-name="T5"> Czy pojmujesz człeku,</text:span></text:p>
            <text:p text:style-name="P5"><text:span text:style-name="T5">Ile straciłbyś ty,</text:span></text:p>
            <text:p text:style-name="P5"><text:span text:style-name="T5">Gdybyś stracić miał zbawienie swe?</text:span></text:p>
            <text:p text:style-name="P5"><text:span text:style-name="T5">Dzisiaj pomyśl nad tym,</text:span></text:p>
            <text:p text:style-name="P5"><text:span text:style-name="T5">Oblicz stratę lub zysk;</text:span></text:p>
            <text:p text:style-name="P5"><text:span text:style-name="T5">Lepiej Bogu oddaj dziś serce sw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5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Refren: </text:span><text:span text:style-name="T5">Zrób rachunek więc swój,</text:span></text:p>
            <text:p text:style-name="P5"><text:span text:style-name="T5">Oblicz stratę lub zysk.</text:span></text:p>
            <text:p text:style-name="P5"><text:span text:style-name="T5">Choćbyś cały tu zdobył ten świat,</text:span></text:p>
            <text:p text:style-name="P5"><text:span text:style-name="T5">Duszę straciłbyś swą,</text:span></text:p>
            <text:p text:style-name="P5"><text:span text:style-name="T5">Drogę obrałbyś złą.</text:span></text:p>
            <text:p text:style-name="P5"><text:span text:style-name="T5">Więc obliczaj, gdzie jest twój wieczny zysk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6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2.</text:span><text:span text:style-name="T5"> Dzisiaj zdecyduj się,</text:span></text:p>
            <text:p text:style-name="P5"><text:span text:style-name="T5">Co byś ty wybrać miał:</text:span></text:p>
            <text:p text:style-name="P5"><text:span text:style-name="T5">Życie wieczne lub marności blask,</text:span></text:p>
            <text:p text:style-name="P5"><text:span text:style-name="T5">Radość, pokój w niebie,</text:span></text:p>
            <text:p text:style-name="P5"><text:span text:style-name="T5">Albo w grzechu swój dział.</text:span></text:p>
            <text:p text:style-name="P5"><text:span text:style-name="T5">Dziś skorzystaj z Boskiego światła łask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7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Zrób rachunek więc swój,</text:span></text:p>
            <text:p text:style-name="P7"><text:span text:style-name="T5">Oblicz stratę lub zysk.</text:span></text:p>
            <text:p text:style-name="P7"><text:span text:style-name="T5">Choćbyś cały tu zdobył ten świat,</text:span></text:p>
            <text:p text:style-name="P7"><text:span text:style-name="T5">Duszę straciłbyś swą,</text:span></text:p>
            <text:p text:style-name="P7"><text:span text:style-name="T5">Drogę obrałbyś złą.</text:span></text:p>
            <text:p text:style-name="P7"><text:span text:style-name="T5">Więc obliczaj, gdzie jest twój wieczny zys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8" draw:text-style-name="P6" draw:layer="layout" svg:width="25.199cm" svg:height="9.731cm" svg:x="1.4cm" svg:y="3.386cm" presentation:class="subtitle" presentation:user-transformed="true">
          <draw:text-box>
            <text:p text:style-name="P5"><text:span text:style-name="T4">3.</text:span><text:span text:style-name="T5"> Jeszcze łaska wciąż trwa,</text:span></text:p>
            <text:p text:style-name="P5"><text:span text:style-name="T5">Tryska zbawienia zdrój,</text:span></text:p>
            <text:p text:style-name="P5"><text:span text:style-name="T5">Możesz czerpać z niego, ile chcesz.</text:span></text:p>
            <text:p text:style-name="P5"><text:span text:style-name="T5">Woda darmo płynie,</text:span></text:p>
            <text:p text:style-name="P5"><text:span text:style-name="T5">Leczy grzechu trąd twój,</text:span></text:p>
            <text:p text:style-name="P5"><text:span text:style-name="T5">Więc korzystaj i nie zwlekaj, lecz bierz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222</text:span></text:p>
          </draw:text-box>
        </draw:frame>
        <draw:frame presentation:style-name="pr9" draw:text-style-name="P8" draw:layer="layout" svg:width="25.199cm" svg:height="9.731cm" svg:x="1.4cm" svg:y="3.386cm" presentation:class="subtitle" presentation:user-transformed="true">
          <draw:text-box>
            <text:p text:style-name="P7"><text:span text:style-name="T4">Refren: </text:span><text:span text:style-name="T5">Zrób rachunek więc swój,</text:span></text:p>
            <text:p text:style-name="P7"><text:span text:style-name="T5">Oblicz stratę lub zysk.</text:span></text:p>
            <text:p text:style-name="P7"><text:span text:style-name="T5">Choćbyś cały tu zdobył ten świat,</text:span></text:p>
            <text:p text:style-name="P7"><text:span text:style-name="T5">Duszę straciłbyś swą,</text:span></text:p>
            <text:p text:style-name="P7"><text:span text:style-name="T5">Drogę obrałbyś złą.</text:span></text:p>
            <text:p text:style-name="P7"><text:span text:style-name="T5">Więc obliczaj, gdzie jest twój wieczny zysk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0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7T17:36:34.087862169</dc:date>
    <meta:editing-duration>PT17M51S</meta:editing-duration>
    <meta:editing-cycles>4</meta:editing-cycles>
    <meta:generator>LibreOffice/6.1.5.2$Linux_ARM_EABI LibreOffice_project/10$Build-2</meta:generator>
    <meta:document-statistic meta:object-count="53"/>
  </office:meta>
</office:document-meta>
</file>